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text-properties fo:font-size="18pt" style:font-size-asian="18pt" style:font-size-complex="18pt"/>
    </style:style>
    <style:style style:name="P3" style:family="paragraph" style:parent-style-name="Standard">
      <style:paragraph-properties fo:line-height="150%" fo:text-align="end"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oj Vasa, Andrew Xitco</text:p>
      <text:p text:style-name="P2">Project Proposal</text:p>
      <text:p text:style-name="P1"><text:tab/>Noise pollution is a detrimental aspect of the environment that affects all species living in the vicinity. Such artificial interactions with species develops situations in which species may react rather differently than in those circumstances where no noise pollution exists. In the regional area of Boulder there are varying degrees of noise pollution present in numerous locations. Most of this pollution is present in areas that have face human disturbance with the construction of industrial institutions and roads. Species may find less spaces available where less pollution exists. Some areas of less pollution are in the mountains where less human disturbance is present. This is where species richness is in its optimal quality. However, with the varying degrees of noise pollution present by human disturbances may affect species differently in accordance to that specific intensity of pollution. This pollution makes it so that communities of species are isolated from many potential habitats. More specifically, various species of birds are disturbed by the intensity of noise pollution and may reserve to locating other destinations for a home for nesting. Therefore, areas with less noise pollution will yield more diversity and species richness. Such is the case where there is less human disturbance and other artificial interference. Along with this scenario, tree height might also play a critical role. The presence of taller trees in areas of higher noise pollution may yield to slightly higher species richness than the presence of shorter trees. </text:p>
      <text:p text:style-name="P1"><text:tab/>For this study we will analyze multiple locations with varying degrees of human disturbance. This disturbance will be calculated by the amount of noise pollution present in each area. After we determine the amount of noise pollution present, we will count the number of species present in each area along with the number of individuals of each species present so we can assess the abundance of each species. In each of these areas we will also calculate the average tree height to determine the significance of the height of trees on the number of species with the amount of noise pollution present in each area.</text:p>
      <text:p text:style-name="P1"><text:tab/>The results from the study will determine if noise pollution really does affect the amount of species diversity in a particular area. It will validate that the amount of human disturbance will affect which habitat a species may choose as suitable. Such results also determine that human disturbance delivers negative consequences to other species as they search for a suitable habitat. Tree height can also be seen from the results if it would significantly affect a species in where it chooses to live. It will show if high trees contribute to the habitation of species in areas with high noise pollution as opposed to locations with shorter trees with high noise pollu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3-15T23:13:54.71</meta:creation-date>
    <dc:date>2015-03-15T23:55:34.04</dc:date>
    <dc:creator>manoj vasa</dc:creator>
    <meta:editing-duration>PT19M36S</meta:editing-duration>
    <meta:editing-cycles>2</meta:editing-cycles>
    <meta:generator>OpenOffice/4.1.1$Win32 OpenOffice.org_project/411m6$Build-9775</meta:generator>
    <meta:document-statistic meta:table-count="0" meta:image-count="0" meta:object-count="0" meta:page-count="1" meta:paragraph-count="5" meta:word-count="464" meta:character-count="2899"/>
  </office:meta>
</office:document-meta>
</file>